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SPHERE view of Vesta</text:p>
      <text:p text:style-name="Text_20_body">Sitting between Mars and Jupiter, the doughnut-shaped <text:a xlink:type="simple" xlink:href="https://en.wikipedia.org/wiki/Asteroid_belt" text:style-name="Internet_20_link" text:visited-style-name="Visited_20_Internet_20_Link">asteroid belt</text:a> is packed full of rocky bodies and debris. Despite its fragmented, rubbly nature, the total mass contained within the belt is considerable — roughly four per cent of that of the Moon! The majority of this mass is contained within two distinctive bodies: <text:a xlink:type="simple" xlink:href="https://en.wikipedia.org/wiki/Ceres_(dwarf_planet)" text:style-name="Internet_20_link" text:visited-style-name="Visited_20_Internet_20_Link">Ceres</text:a>, a <text:a xlink:type="simple" xlink:href="https://en.wikipedia.org/wiki/Dwarf_planet" text:style-name="Internet_20_link" text:visited-style-name="Visited_20_Internet_20_Link">dwarf planet</text:a> estimated to make up a third of the mass of the belt, and the asteroid <text:a xlink:type="simple" xlink:href="https://en.wikipedia.org/wiki/4_Vesta" text:style-name="Internet_20_link" text:visited-style-name="Visited_20_Internet_20_Link">Vesta</text:a>, which holds around nine per cent of it. Vesta is pictured here.</text:p>
      <text:p text:style-name="Text_20_body">Vesta was recently observed by the <text:a xlink:type="simple" xlink:href="https://www.eso.org/public/teles-instr/paranal-observatory/vlt/vlt-instr/sphere/" text:style-name="Internet_20_link" text:visited-style-name="Visited_20_Internet_20_Link">SPHERE</text:a>/ZIMPOL instrument on ESO’s <text:a xlink:type="simple" xlink:href="https://www.eso.org/public/teles-instr/paranal-observatory/vlt/" text:style-name="Internet_20_link" text:visited-style-name="Visited_20_Internet_20_Link">Very Large Telescope</text:a> (VLT) — the SPHERE image is shown on the left, with a synthetic view derived from space-based data shown on the right for comparison. <text:a xlink:type="simple" xlink:href="https://www.eso.org/public/usa/teles-instr/paranal-observatory/vlt/vlt-instr/sphere/" text:style-name="Internet_20_link" text:visited-style-name="Visited_20_Internet_20_Link">SPHERE, the Spectro-Polarimetric High-contrast Exoplanet REsearch instrument,</text:a> is a powerful planet-finding and direct imaging instrument. ZIMPOL is one of its subsystems: a specialised camera perfectly suited to taking very sharp images of small objects — like Vesta.</text:p>
      <text:p text:style-name="Text_20_body">The synthetic image was generated using a tool developed for space missions called OASIS. Factors such as the reflectance of Vesta’s surface and the geometric conditions of the VLT/SPHERE observations where accounted for by OASIS, which used a 3D model of Vesta’s shape based on images from NASA’s <text:a xlink:type="simple" xlink:href="https://en.wikipedia.org/wiki/Dawn_(spacecraft)" text:style-name="Internet_20_link" text:visited-style-name="Visited_20_Internet_20_Link">Dawn spacecraft</text:a> (which completed a 14-month survey of Vesta between 2011 and 2012).</text:p>
      <text:p text:style-name="Text_20_body">SPHERE’s image of Vesta is impressive given the separation between Earth and Vesta, and the small size of the asteroid — it lies twice as far from the Sun as our planet does, and has a mean diameter of just 525 kilometres. It shows Vesta’s main features: the giant impact basin at Vesta's south pole, and the mountain at the bottom right. This is the central peak of the Rheasilvia basin, and is roughly 22 kilometres high — over twice as high as the tallest mountain on Earth, <text:a xlink:type="simple" xlink:href="https://en.wikipedia.org/wiki/Mauna_Kea" text:style-name="Internet_20_link" text:visited-style-name="Visited_20_Internet_20_Link">Mauna Kea</text:a>, which rises roughly 10 kilometres from the basin of the Pacific Ocean floor, and nearing the height of the mammoth Martian volcano <text:a xlink:type="simple" xlink:href="https://en.wikipedia.org/wiki/Olympus_Mons" text:style-name="Internet_20_link" text:visited-style-name="Visited_20_Internet_20_Link">Olympus Mons</text:a>.</text:p>
      <text:p text:style-name="Text_20_body">This in not the <text:a xlink:type="simple" xlink:href="https://en.wikipedia.org/wiki/Milky_Way" text:style-name="Internet_20_link" text:visited-style-name="Visited_20_Internet_20_Link">Milky Way</text:a>. And <text:a xlink:type="simple" xlink:href="https://en.wikipedia.org/wiki/Milky_Way" text:style-name="Internet_20_link" text:visited-style-name="Visited_20_Internet_20_Link">this link</text:a> can only be partially translated.</text:p>
      <text:p text:style-name="Text_20_body">If we speak of <text:a xlink:type="simple" xlink:href="https://en.wikipedia.org/wiki/Jupiter" text:style-name="Internet_20_link" text:visited-style-name="Visited_20_Internet_20_Link">Planet Jupiter</text:a> or simply <text:a xlink:type="simple" xlink:href="https://en.wikipedia.org/wiki/Jupiter" text:style-name="Internet_20_link" text:visited-style-name="Visited_20_Internet_20_Link">Jupiter</text:a> we mean the bigges planet in our solar System.</text:p>
      <text:p text:style-name="Standard">For test purposes we also include an <text:a xlink:type="simple" xlink:href="http://www.untranslatableLink.com/" text:style-name="Internet_20_link" text:visited-style-name="Visited_20_Internet_20_Link">untranslatable link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Vorstädt</meta:initial-creator>
    <meta:creation-date>2018-06-22T20:56:13.18</meta:creation-date>
    <dc:date>2018-07-04T16:29:38.96</dc:date>
    <dc:creator>Norbert Vorstädt</dc:creator>
    <meta:editing-duration>PT42M3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1" meta:paragraph-count="8" meta:word-count="379" meta:character-count="2239"/>
  </office:meta>
</office:document-meta>
</file>